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helvetica" svg:font-family="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loext:opacity="100%" style:font-name="helvetica" fo:letter-spacing="normal" fo:font-style="normal" fo:font-weight="normal"/>
    </style:style>
    <style:style style:name="P2" style:family="paragraph" style:parent-style-name="Heading_20_3">
      <style:paragraph-properties fo:margin-left="0cm" fo:margin-right="0cm" fo:orphans="2" fo:widows="2" fo:text-indent="0cm" style:auto-text-indent="false"/>
      <style:text-properties fo:font-variant="normal" fo:text-transform="none" fo:color="#000000" loext:opacity="100%" style:font-name="helvetica" fo:font-size="11.25pt" fo:letter-spacing="normal" fo:font-style="normal" fo:font-weight="normal"/>
    </style:style>
    <style:style style:name="P3" style:family="paragraph" style:parent-style-name="Text_20_body">
      <style:paragraph-properties fo:margin-left="0cm" fo:margin-right="0cm" style:line-height-at-least="0.529cm" fo:orphans="2" fo:widows="2" fo:text-indent="0cm" style:auto-text-indent="false"/>
      <style:text-properties fo:font-variant="normal" fo:text-transform="none" fo:color="#000000" loext:opacity="100%" style:font-name="helvetica" fo:font-size="11.25pt" fo:letter-spacing="normal" fo:font-style="normal" fo:font-weight="normal"/>
    </style:style>
    <style:style style:name="P4" style:family="paragraph" style:parent-style-name="Heading_20_4">
      <style:paragraph-properties fo:orphans="2" fo:widows="2"/>
      <style:text-properties fo:font-variant="normal" fo:text-transform="none" fo:color="#000000" loext:opacity="100%" style:font-name="helvetica" fo:font-size="11.25pt" fo:letter-spacing="normal" fo:font-style="normal" fo:font-weight="normal"/>
    </style:style>
    <style:style style:name="P5" style:family="paragraph" style:parent-style-name="Heading_20_5">
      <style:paragraph-properties fo:orphans="2" fo:widows="2"/>
      <style:text-properties fo:font-variant="normal" fo:text-transform="none" fo:color="#000000" loext:opacity="100%" style:font-name="helvetica" fo:font-size="11.25pt" fo:letter-spacing="normal" fo:font-style="normal" fo:font-weight="normal"/>
    </style:style>
    <style:style style:name="P6" style:family="paragraph" style:parent-style-name="Heading_20_5">
      <style:paragraph-properties fo:orphans="2" fo:widows="2"/>
      <style:text-properties fo:font-variant="normal" fo:text-transform="none" fo:color="#000000" loext:opacity="100%" fo:letter-spacing="normal"/>
    </style:style>
    <style:style style:name="P7" style:family="paragraph" style:parent-style-name="Text_20_body">
      <style:paragraph-properties style:line-height-at-least="0.529cm" fo:orphans="2" fo:widows="2"/>
      <style:text-properties fo:font-variant="normal" fo:text-transform="none" fo:color="#000000" loext:opacity="100%" style:font-name="helvetica" fo:font-size="11.25pt" fo:letter-spacing="normal" fo:font-style="normal" fo:font-weight="normal"/>
    </style:style>
    <style:style style:name="P8" style:family="paragraph" style:parent-style-name="Text_20_body">
      <style:paragraph-properties style:line-height-at-least="0.529cm" fo:orphans="2" fo:widows="2"/>
    </style:style>
    <style:style style:name="P9" style:family="paragraph" style:parent-style-name="Heading_20_3">
      <style:paragraph-properties fo:margin-left="0cm" fo:margin-right="0cm" fo:orphans="2" fo:widows="2" fo:text-indent="0cm" style:auto-text-indent="false"/>
      <style:text-properties fo:font-variant="normal" fo:text-transform="none" fo:color="#000000" loext:opacity="100%" style:font-name="helvetica" fo:font-size="11.25pt" fo:letter-spacing="normal" fo:font-style="normal" fo:font-weight="normal" fo:background-color="#f1c232"/>
    </style:style>
    <style:style style:name="P10" style:family="paragraph" style:parent-style-name="Heading_20_3">
      <style:paragraph-properties fo:margin-left="0cm" fo:margin-right="0cm" fo:orphans="2" fo:widows="2" fo:text-indent="0cm" style:auto-text-indent="false"/>
      <style:text-properties fo:font-variant="normal" fo:text-transform="none" fo:color="#000000" loext:opacity="100%" style:font-name="helvetica" fo:font-size="11.25pt" fo:letter-spacing="normal" fo:font-style="normal" fo:font-weight="normal" fo:background-color="#9900ff"/>
    </style:style>
    <style:style style:name="P11" style:family="paragraph" style:parent-style-name="Heading_20_5">
      <style:paragraph-properties fo:orphans="2" fo:widows="2"/>
      <style:text-properties fo:font-variant="normal" fo:text-transform="none" fo:color="#000000" loext:opacity="100%" style:font-name="helvetica" fo:font-size="11.25pt" fo:letter-spacing="normal" fo:font-style="normal" fo:font-weight="normal" fo:background-color="#cc0000"/>
    </style:style>
    <style:style style:name="P12" style:family="paragraph" style:parent-style-name="Text_20_body" style:list-style-name="L1">
      <style:paragraph-properties fo:margin-top="0cm" fo:margin-bottom="0cm" style:contextual-spacing="false" fo:orphans="2" fo:widows="2" fo:padding="0cm" fo:border="none"/>
    </style:style>
    <style:style style:name="P13" style:family="paragraph" style:parent-style-name="Text_20_body" style:list-style-name="L3">
      <style:paragraph-properties fo:margin-top="0cm" fo:margin-bottom="0cm" style:contextual-spacing="false" fo:orphans="2" fo:widows="2" fo:padding="0cm" fo:border="none"/>
    </style:style>
    <style:style style:name="P14" style:family="paragraph" style:parent-style-name="Text_20_body" style:list-style-name="L6">
      <style:paragraph-properties fo:margin-top="0cm" fo:margin-bottom="0cm" style:contextual-spacing="false" fo:orphans="2" fo:widows="2" fo:padding="0cm" fo:border="none"/>
    </style:style>
    <style:style style:name="P15" style:family="paragraph" style:parent-style-name="Text_20_body" style:list-style-name="L7">
      <style:paragraph-properties fo:margin-top="0cm" fo:margin-bottom="0cm" style:contextual-spacing="false" fo:orphans="2" fo:widows="2" fo:padding="0cm" fo:border="none"/>
    </style:style>
    <style:style style:name="P16" style:family="paragraph" style:parent-style-name="Text_20_body" style:list-style-name="L8">
      <style:paragraph-properties fo:margin-top="0cm" fo:margin-bottom="0cm" style:contextual-spacing="false" fo:orphans="2" fo:widows="2" fo:padding="0cm" fo:border="none"/>
    </style:style>
    <style:style style:name="P17" style:family="paragraph" style:parent-style-name="Text_20_body" style:list-style-name="L2">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18" style:family="paragraph" style:parent-style-name="Text_20_body" style:list-style-name="L3">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19" style:family="paragraph" style:parent-style-name="Text_20_body" style:list-style-name="L4">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20" style:family="paragraph" style:parent-style-name="Text_20_body" style:list-style-name="L5">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21" style:family="paragraph" style:parent-style-name="Text_20_body" style:list-style-name="L8">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22" style:family="paragraph" style:parent-style-name="Text_20_body" style:list-style-name="L9">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23" style:family="paragraph" style:parent-style-name="Text_20_body" style:list-style-name="L10">
      <style:paragraph-properties fo:margin-top="0cm" fo:margin-bottom="0cm" style:contextual-spacing="false" fo:orphans="2" fo:widows="2" fo:padding="0cm" fo:border="none"/>
      <style:text-properties fo:font-variant="normal" fo:text-transform="none" fo:color="#000000" loext:opacity="100%" style:font-name="helvetica" fo:font-size="11.25pt" fo:letter-spacing="normal" fo:font-style="normal" fo:font-weight="normal"/>
    </style:style>
    <style:style style:name="P24" style:family="paragraph" style:parent-style-name="Text_20_body" style:list-style-name="L1">
      <style:paragraph-properties fo:orphans="2" fo:widows="2" fo:padding="0cm" fo:border="none"/>
    </style:style>
    <style:style style:name="P25" style:family="paragraph" style:parent-style-name="Text_20_body" style:list-style-name="L3">
      <style:paragraph-properties fo:orphans="2" fo:widows="2" fo:padding="0cm" fo:border="none"/>
    </style:style>
    <style:style style:name="P26" style:family="paragraph" style:parent-style-name="Text_20_body" style:list-style-name="L6">
      <style:paragraph-properties fo:orphans="2" fo:widows="2" fo:padding="0cm" fo:border="none"/>
    </style:style>
    <style:style style:name="P27" style:family="paragraph" style:parent-style-name="Text_20_body" style:list-style-name="L7">
      <style:paragraph-properties fo:orphans="2" fo:widows="2" fo:padding="0cm" fo:border="none"/>
    </style:style>
    <style:style style:name="P28" style:family="paragraph" style:parent-style-name="Text_20_body" style:list-style-name="L2">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P29" style:family="paragraph" style:parent-style-name="Text_20_body" style:list-style-name="L4">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P30" style:family="paragraph" style:parent-style-name="Text_20_body" style:list-style-name="L5">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P31" style:family="paragraph" style:parent-style-name="Text_20_body" style:list-style-name="L8">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P32" style:family="paragraph" style:parent-style-name="Text_20_body" style:list-style-name="L9">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P33" style:family="paragraph" style:parent-style-name="Text_20_body" style:list-style-name="L10">
      <style:paragraph-properties fo:orphans="2" fo:widows="2" fo:padding="0cm" fo:border="none"/>
      <style:text-properties fo:font-variant="normal" fo:text-transform="none" fo:color="#000000" loext:opacity="100%" style:font-name="helvetica" fo:font-size="11.25pt" fo:letter-spacing="normal" fo:font-style="normal" fo:font-weight="normal"/>
    </style:style>
    <style:style style:name="T1" style:family="text">
      <style:text-properties style:font-name="helvetica" fo:font-size="11.25pt" fo:font-style="normal" fo:font-weight="normal"/>
    </style:style>
    <style:style style:name="T2" style:family="text">
      <style:text-properties style:font-name="helvetica" fo:font-size="11.25pt" fo:font-style="normal" fo:font-weight="normal" fo:background-color="#ff00ff" loext:char-shading-value="0"/>
    </style:style>
    <style:style style:name="T3" style:family="text">
      <style:text-properties style:font-name="helvetica" fo:font-size="11.25pt" fo:font-style="normal" fo:font-weight="normal" fo:background-color="#ff00ff" loext:char-shading-value="0"/>
    </style:style>
    <style:style style:name="T4" style:family="text">
      <style:text-properties fo:font-variant="normal" fo:text-transform="none" fo:color="#000000" loext:opacity="100%" style:font-name="helvetica" fo:font-size="11.25pt" fo:letter-spacing="normal" fo:font-style="normal" fo:font-weight="normal"/>
    </style:style>
    <style:style style:name="T5" style:family="text">
      <style:text-properties fo:font-variant="normal" fo:text-transform="none" fo:color="#000000" loext:opacity="100%" style:font-name="helvetica" fo:font-size="11.25pt" fo:letter-spacing="normal" fo:font-style="normal" fo:font-weight="normal" fo:background-color="#ff00ff" loext:char-shading-value="0"/>
    </style:style>
    <style:style style:name="T6" style:family="text">
      <style:text-properties fo:font-variant="normal" fo:text-transform="none" fo:color="#000000" loext:opacity="100%" style:font-name="helvetica" fo:font-size="11.25pt" fo:letter-spacing="normal" fo:font-style="normal" fo:font-weight="normal" fo:background-color="#ff00ff" loext:char-shading-value="0"/>
    </style:style>
    <style:style style:name="T7" style:family="text">
      <style:text-properties style:text-underline-style="solid" style:text-underline-width="auto" style:text-underline-color="font-color"/>
    </style:style>
    <style:style style:name="T8" style:family="text">
      <style:text-properties fo:background-color="#808080" loext:char-shading-value="0"/>
    </style:style>
    <style:style style:name="T9" style:family="text">
      <style:text-properties fo:background-color="#808080" loext:char-shading-value="0"/>
    </style:style>
    <style:style style:name="T10" style:family="text">
      <style:text-properties fo:background-color="#3c78d8" loext:char-shading-value="0"/>
    </style:style>
    <style:style style:name="T11" style:family="text">
      <style:text-properties fo:background-color="#3c78d8"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olítica de Privacidade</text:h>
      <text:p text:style-name="P3">Última atualização: 2 de setembro de 2022</text:p>
      <text:p text:style-name="P3">Respeitamos e protegemos a privacidade pessoal de todos os usuários do Serviço. É importante para nós que você saiba como controlar e proteger sua privacidade. Por esse motivo, recomendamos que você leia esta Política de Privacidade com atenção.</text:p>
      <text:p text:style-name="P7">Esta Política de Privacidade explica Nossos procedimentos em relação aos dados pessoais que coletamos de Você ou que Você nos fornece. Também informamos sobre seus direitos e onde você pode controlar suas informações no Serviço com exemplos úteis. Ao usar o Serviço, você concorda com a coleta e uso de informações de acordo com esta política.</text:p>
      <text:p text:style-name="P7">Esperamos que esta política ajude Você a usar Nosso Serviço de uma maneira que seja confortável para Você. Se você tiver alguma dúvida sobre como usamos seus dados pessoais ou quiser mais informações sobre nossa política de privacidade e o que ela significa, não hesite em nos contatar em policy@simpledesign.ltd. Faremos o possível para fornecer respostas detalhadas às suas perguntas prontamente.</text:p>
      <text:section text:style-name="Sect1" text:name="local1">
        <text:h text:style-name="P2" text:outline-level="3">1. Interpretação e Definições</text:h>
        <text:h text:style-name="P4" text:outline-level="4">Interpretação</text:h>
        <text:p text:style-name="P7">As palavras cuja letra inicial é maiúscula têm significados definidos nas seguintes condições.</text:p>
        <text:p text:style-name="P7">As seguintes definições terão o mesmo significado, independentemente de aparecerem no singular ou no plural.</text:p>
        <text:h text:style-name="P4" text:outline-level="4">Definições</text:h>
        <text:p text:style-name="P7">Para efeitos desta Política de Privacidade:</text:p>
        <text:list xml:id="list413497799" text:style-name="L1">
          <text:list-item>
            <text:p text:style-name="P12"><text:span text:style-name="Strong_20_Emphasis"><text:span text:style-name="T4">Você</text:span></text:span><text:span text:style-name="T4"> significa o indivíduo acessando ou usando o Serviço, ou a empresa ou outra entidade legal em nome da qual tal indivíduo está acessando ou usando o Serviço, conforme aplicável.</text:span></text:p>
          </text:list-item>
          <text:list-item>
            <text:p text:style-name="P12"><text:span text:style-name="Strong_20_Emphasis"><text:span text:style-name="T4">Empresa</text:span></text:span><text:span text:style-name="T4"> (referida como "a Empresa", "Nós", "Nós" ou "Nosso" neste Contrato) refere-se à Simple Design Ltd.</text:span></text:p>
          </text:list-item>
          <text:list-item>
            <text:p text:style-name="P12"><text:span text:style-name="Strong_20_Emphasis"><text:span text:style-name="T4">Aplicativo</text:span></text:span><text:span text:style-name="T4"> significa o programa de software fornecido pela Empresa baixado por Você em qualquer dispositivo eletrônico, denominado Meu Calendário.</text:span></text:p>
          </text:list-item>
          <text:list-item>
            <text:p text:style-name="P12"><text:span text:style-name="Strong_20_Emphasis"><text:span text:style-name="T4">Conta</text:span></text:span><text:span text:style-name="T4"> significa uma conta exclusiva criada para Você acessar Nosso Serviço ou partes de Nosso Serviço.</text:span></text:p>
          </text:list-item>
          <text:list-item>
            <text:p text:style-name="P12"><text:span text:style-name="Strong_20_Emphasis"><text:span text:style-name="T4">Serviço</text:span></text:span><text:span text:style-name="T4"> refere-se ao Aplicativo.</text:span></text:p>
          </text:list-item>
          <text:list-item>
            <text:p text:style-name="P12"><text:span text:style-name="Strong_20_Emphasis"><text:span text:style-name="T4">Serviço de mídia social de terceiros</text:span></text:span><text:span text:style-name="T4"> refere-se a qualquer site ou site de rede social por meio do qual um usuário possa fazer login ou criar uma conta para usar o serviço.</text:span></text:p>
          </text:list-item>
          <text:list-item>
            <text:p text:style-name="P12"><text:span text:style-name="Strong_20_Emphasis"><text:span text:style-name="T4">Dados Pessoais</text:span></text:span><text:span text:style-name="T4"> são quaisquer informações relacionadas a um indivíduo identificado ou identificável.</text:span></text:p>
          </text:list-item>
          <text:list-item>
            <text:p text:style-name="P12"><text:span text:style-name="Strong_20_Emphasis"><text:span text:style-name="T4">Dispositivo</text:span></text:span><text:span text:style-name="T4"> significa qualquer dispositivo que possa acessar o Serviço, como um computador, um celular ou um tablet digital.</text:span></text:p>
          </text:list-item>
          <text:list-item>
            <text:p text:style-name="P12"><text:span text:style-name="Strong_20_Emphasis"><text:span text:style-name="T4">Dados de uso</text:span></text:span><text:span text:style-name="T4"> referem-se a dados coletados automaticamente, gerados pelo uso do Serviço ou da própria infraestrutura do Serviço (por exemplo, a duração de uma visita à página).</text:span></text:p>
          </text:list-item>
          <text:list-item>
            <text:p text:style-name="P24"><text:soft-page-break/><text:span text:style-name="Strong_20_Emphasis"><text:span text:style-name="T4">Do Not Track</text:span></text:span><text:span text:style-name="T4"> (DNT) é um conceito que tem sido promovido pelas autoridades reguladoras dos EUA, em particular a US Federal Trade Commission (FTC), para que a indústria da Internet desenvolva e implemente um mecanismo para permitir que os usuários da Internet controlem o rastreamento de seus dados online. atividades em sites.</text:span></text:p>
          </text:list-item>
        </text:list>
      </text:section>
      <text:section text:style-name="Sect1" text:name="local2">
        <text:h text:style-name="P2" text:outline-level="3">2. Que informações coletamos?</text:h>
        <text:p text:style-name="P7">As informações que coletamos e processamos dependem de como você usa nosso serviço. Para que certos recursos funcionem, algumas informações são necessárias. Por exemplo, para ajudá-lo a rastrear seu ciclo menstrual, as datas do seu ciclo menstrual recente são fundamentais. Outras informações podem ser opcionais, mas a qualidade de sua experiência pode ser afetada sem elas.</text:p>
        <text:h text:style-name="P5" text:outline-level="5">As informações que você fornece e sua atividade</text:h>
        <text:p text:style-name="P7">Em nosso aplicativo, você pode acompanhar períodos, ciclos, ovulação e assim por diante. Tudo o que você pode interagir em nosso aplicativo é chamado de "sua atividade". Coletamos sua atividade e informações que você fornece para fornecer a você um serviço pessoal e melhorar nosso aplicativo, incluindo configurações gerais que você faz (como sua escolha de idioma preferido) e o tempo e a duração de suas atividades em nosso serviço (o que pode nos ajudar a melhorar os recursos que Você pode prestar menos atenção). Ao usar o aplicativo, você pode optar por fornecer informações pessoais sobre sua saúde para obter dicas personalizadas ou acompanhar alterações de saúde. Coletamos dados de saúde como peso, altura, temperatura corporal, ciclo menstrual, sintomas e outras informações (incluindo atividades sexuais) e atividades relacionadas.</text:p>
        <text:h text:style-name="P5" text:outline-level="5">Informações técnicas que coletamos sobre você</text:h>
        <text:p text:style-name="P7">Para fornecer uma melhor experiência ao usuário, integramos ferramentas de estatísticas de dados no aplicativo. Eles não coletam dados de saúde ou dados privados dos usuários e são usados ​​apenas para segmentação CRASH e testes AB para novos recursos e design de interface do usuário, como seu endereço IP, operadora de celular, idioma do sistema, área do país, fuso horário, modelo de seu Dispositivo, o sistema de seu Dispositivo, seus IDs de Dispositivo (como IDFA), seu tamanho e densidade de tela, seu sistema operacional, status mudo do dispositivo (relacionado ao recurso de lembrete), seu tipo e versão do navegador (relacionado ao recurso Fórum), número e compilação da versão do aplicativo, nome e versão do SDK.</text:p>
        <text:h text:style-name="P5" text:outline-level="5">Informações de serviços de mídia social de terceiros</text:h>
        <text:p text:style-name="P7">Se você optar por usar o serviço de login (para nosso recurso de backup) usando uma conta de rede social de <text:span text:style-name="T9">terceiros (como o Google),</text:span> nesse caso, podemos coletar alguns dados de terceiros automaticamente, como o nome da sua conta, endereço de e-mail , perfil público e outras informações possíveis associadas a essa conta.</text:p>
      </text:section>
      <text:section text:style-name="Sect1" text:name="local3">
        <text:h text:style-name="P2" text:outline-level="3">3. Como usamos as informações?</text:h>
        <text:p text:style-name="P7">Usamos as informações que coletamos sobre você para fornecer uma experiência personalizada, incluindo dicas saudáveis, conteúdo informativo recomendado e assim por diante. Nosso aplicativo não requer registro de nome real para usar nosso serviço; Você pode permanecer completamente anônimo no uso de Nosso Serviço.</text:p>
        <text:p text:style-name="P7"><text:soft-page-break/>Valorizamos muito sua experiência com nosso aplicativo e estamos sempre tentando melhorar os recursos atuais e continuar adicionando novos recursos que nossos usuários desejam de tempos em tempos. As informações que coletamos nos ajudarão a entender o que melhorar e como podemos melhorar. Ao criar um perfil para usar nosso aplicativo, você concorda expressamente em:</text:p>
        <text:list xml:id="list344390137" text:style-name="L2">
          <text:list-item>
            <text:p text:style-name="P17">Podemos processar os dados de saúde que você fornece usando o aplicativo para importar ou exportar os dados com serviços de terceiros, como <text:span text:style-name="T9">Apple HealthKit e Google Fit.</text:span></text:p>
          </text:list-item>
          <text:list-item>
            <text:p text:style-name="P17">Podemos processar os dados da conta que você fornece usando o aplicativo e criá-los por meio de sua conta apenas para fins de login e serviços de terceiros, como ID da Apple ou Conta do Google.</text:p>
          </text:list-item>
          <text:list-item>
            <text:p text:style-name="P28">Exceto conforme previsto nesta Política de Privacidade, não transferiremos nenhum de seus Dados Pessoais para terceiros.</text:p>
          </text:list-item>
        </text:list>
        <text:p text:style-name="P7">Podemos usar as informações para os seguintes fins:</text:p>
        <text:list xml:id="list3295074860" text:style-name="L3">
          <text:list-item>
            <text:p text:style-name="P13"><text:span text:style-name="Strong_20_Emphasis"><text:span text:style-name="T4">Para fornecer e melhorar Nosso Serviço,</text:span></text:span><text:span text:style-name="T4"> como personalizar o conteúdo que Você recebe no Aplicativo;</text:span></text:p>
          </text:list-item>
          <text:list-item>
            <text:p text:style-name="P13"><text:span text:style-name="Strong_20_Emphasis"><text:span text:style-name="T4">Para ver se nosso aplicativo está funcionando corretamente</text:span></text:span><text:span text:style-name="T4"> e solucionar problemas e corrigi-lo quando não estiver;</text:span></text:p>
          </text:list-item>
          <text:list-item>
            <text:p text:style-name="P13"><text:span text:style-name="Strong_20_Emphasis"><text:span text:style-name="T4">Para fornecer a Você suporte útil ao usuário</text:span></text:span><text:span text:style-name="T4"> se Você nos enviar feedback sobre quaisquer dúvidas que possa ter ao usar nosso aplicativo;</text:span></text:p>
          </text:list-item>
          <text:list-item>
            <text:p text:style-name="P13"><text:span text:style-name="Strong_20_Emphasis"><text:span text:style-name="T4">Para a execução de um contrato:</text:span></text:span><text:span text:style-name="T4"> o desenvolvimento, conformidade e realização do contrato de compra dos produtos, itens ou serviços que Você comprou ou de qualquer outro contrato conosco por meio do Serviço;</text:span></text:p>
          </text:list-item>
          <text:list-item>
            <text:p text:style-name="P13"><text:span text:style-name="Strong_20_Emphasis"><text:span text:style-name="T4">Para se comunicar com Você,</text:span></text:span><text:span text:style-name="T4"> como notificações push de um aplicativo móvel sobre atualizações ou comunicações informativas relacionadas às funcionalidades, produtos ou serviços contratados, incluindo as atualizações de segurança, quando necessário ou razoável para sua implementação;</text:span></text:p>
          </text:list-item>
          <text:list-item>
            <text:p text:style-name="P13"><text:span text:style-name="Strong_20_Emphasis"><text:span text:style-name="T4">Para fornecer a Você notícias, ofertas especiais e informações gerais</text:span></text:span><text:span text:style-name="T4"> sobre outros bens, serviços e eventos que oferecemos que são semelhantes àqueles que Você já comprou ou perguntou, a menos que tenha optado por não receber tais informações.</text:span></text:p>
          </text:list-item>
          <text:list-item>
            <text:p text:style-name="P13"><text:span text:style-name="Strong_20_Emphasis"><text:span text:style-name="T4">Com provedores de serviços:</text:span></text:span><text:span text:style-name="T4"> Podemos compartilhar suas informações com provedores de serviços para analisar o uso de nosso serviço, para mostrar anúncios para você para ajudar a apoiar e manter nosso serviço, para anunciar em sites de terceiros após você visitar nosso serviço, para pagamento processamento, para entrar em contato com você.</text:span></text:p>
            <text:list>
              <text:list-item>
                <text:p text:style-name="P18">Por exemplo, como seu consentimento na tela de registro, podemos importar para o aplicativo dados pessoais sobre sua saúde e atividades de serviços de terceiros, como Apple HealthKit e Google Fit. Os dados pessoais importados podem incluir: peso, temperatura corporal, calorias queimadas, frequência cardíaca, número de passos/distância percorrida e outros dados sobre sua saúde. Lidaremos com essas informações de terceiros de acordo com esta Política de Privacidade.</text:p>
              </text:list-item>
              <text:list-item>
                <text:p text:style-name="P13"><text:span text:style-name="Strong_20_Emphasis"><text:span text:style-name="T6">Cookies de fóruns</text:span></text:span><text:span text:style-name="T4"> (cookies de navegador Webview) - Os cookies de fórum geralmente são usados ​​para fornecer ou otimizar Nossos Serviços, para se comunicar com usuários ou gerenciar suas contas de fórum, para desenvolver </text:span><text:soft-page-break/><text:span text:style-name="T4">conteúdo ou para fins de pesquisa e análise. Você pode se recusar a aceitar cookies do navegador ativando a configuração apropriada.</text:span></text:p>
              </text:list-item>
              <text:list-item>
                <text:p text:style-name="P13"><text:span text:style-name="Strong_20_Emphasis"><text:span text:style-name="T4">Anunciantes de terceiros</text:span></text:span><text:span text:style-name="T4"> - Podemos usar empresas de publicidade de terceiros para veicular anúncios quando Você visita o Aplicativo. Essas empresas podem usar informações sobre suas visitas ao Aplicativo contidas em cookies para otimizar o desempenho das campanhas de marketing e fornecer anúncios sobre bens e serviços de seu interesse. </text:span><text:span text:style-name="Strong_20_Emphasis"><text:span text:style-name="T4">NUNCA compartilhamos quaisquer dados que você esteja rastreando no aplicativo (por exemplo, seus dados de saúde) com anunciantes de terceiros.</text:span></text:span></text:p>
              </text:list-item>
              <text:list-item>
                <text:p text:style-name="P13"><text:span text:style-name="Strong_20_Emphasis"><text:span text:style-name="T4">Analytics</text:span></text:span><text:span text:style-name="T4"> - Usamos ferramentas de análise de terceiros, Google Analytics, para nos ajudar a medir o tráfego e as tendências de uso do Serviço. O Google Analytics coleta informações como dados de dispositivo, localização e uso do aplicativo. Podemos usar as informações obtidas do Google Analytics apenas para personalizar e personalizar sua experiência no aplicativo para fins estatísticos e análises.</text:span></text:p>
              </text:list-item>
            </text:list>
          </text:list-item>
          <text:list-item>
            <text:p text:style-name="P13"><text:span text:style-name="Strong_20_Emphasis"><text:span text:style-name="T4">Para transferências de negócios:</text:span></text:span><text:span text:style-name="T4"> Podemos compartilhar ou transferir suas informações em conexão com ou durante negociações de qualquer fusão, venda de ativos da Empresa, financiamento ou aquisição de todo ou parte de Nossos negócios para outra empresa. No entanto, antes que a transferência formal de negócios possa ocorrer, Você tem Nossa promessa de que lhe daremos um aviso de 2 semanas sobre a proposta de transferência e os detalhes básicos da empresa cessionária e as diferentes Políticas de Privacidade a que você estará sujeito, e Você terá pelo menos duas semanas para decidir se deseja manter sua conta ou excluir sua conta e dados completamente antes da liquidação da transferência de negócios.</text:span></text:p>
          </text:list-item>
          <text:list-item>
            <text:p text:style-name="P25"><text:span text:style-name="Strong_20_Emphasis"><text:span text:style-name="T4">Aplicação da lei:</text:span></text:span><text:span text:style-name="T4"> Compartilhamos informações com agências de aplicação da lei, autoridades públicas ou outras organizações se formos obrigados por lei a fazê-lo ou se tal uso for razoavelmente necessário. Analisaremos cuidadosamente todas essas solicitações para garantir que elas tenham uma base legítima e sejam limitadas a dados que a aplicação da lei está autorizada a acessar apenas para fins investigativos específicos.</text:span></text:p>
          </text:list-item>
        </text:list>
        <text:h text:style-name="P4" text:outline-level="4">Informações detalhadas sobre como processamos as informações que coletamos</text:h>
        <text:p text:style-name="P7">Os provedores de serviços têm acesso às suas informações apenas para realizar suas tarefas em nosso nome e são obrigados a não divulgá-las ou usá-las para qualquer outra finalidade.</text:p>
        <text:h text:style-name="P4" text:outline-level="4">Análise</text:h>
        <text:p text:style-name="P7">Podemos usar provedores de serviços terceirizados para analisar o uso de Nosso Serviço.</text:p>
        <text:h text:style-name="P6" text:outline-level="5">• <text:span text:style-name="T1">Google Analytics</text:span></text:h>
        <text:p text:style-name="P7">O Google Analytics é um serviço de análise da web oferecido pelo Google que rastreia e relata o tráfego do site. O Google usa os dados coletados para rastrear o uso de nosso serviço. Esses dados são compartilhados com outros serviços do Google. O Google pode usar as informações coletadas para contextualizar e personalizar os anúncios de sua própria rede de publicidade.</text:p>
        <text:p text:style-name="P7">Você pode desativar determinados recursos do Google Analytics por meio das configurações do seu dispositivo móvel, como as configurações de publicidade do seu dispositivo, ou seguindo as <text:soft-page-break/>instruções fornecidas pelo Google em sua Política de Privacidade: <text:span text:style-name="T7">https://policies.google.com/privacy?hl= pt</text:span></text:p>
        <text:p text:style-name="P7">Para obter mais informações sobre as práticas de privacidade do Google, visite a página da Web de Privacidade e Termos do Google: <text:span text:style-name="T7">https://policies.google.com/privacy?hl=en</text:span></text:p>
        <text:h text:style-name="P4" text:outline-level="4">Publicidade</text:h>
        <text:p text:style-name="P7">Podemos usar provedores de serviços para mostrar anúncios a Você para ajudar a apoiar e manter Nosso Serviço.</text:p>
        <text:h text:style-name="P6" text:outline-level="5">• <text:span text:style-name="T3">Cookie do Google AdSense e DoubleClick</text:span></text:h>
        <text:p text:style-name="P7">O <text:span text:style-name="T9">Google, como fornecedor terceirizado</text:span>, usa cookies para veicular anúncios em Nosso Serviço. O uso do cookie DoubleClick pelo Google permite que ele e seus parceiros veiculem anúncios para Nossos usuários com base em sua visita ao Nosso Serviço ou a outros sites na Internet.</text:p>
        <text:p text:style-name="P7">Você pode desativar o uso do DoubleClick Cookie para publicidade com base em interesses visitando a página da web de configurações de anúncios do Google: <text:span text:style-name="T7">http://www.google.com/ads/preferences/</text:span></text:p>
        <text:h text:style-name="P6" text:outline-level="5">• <text:span text:style-name="T1">AdMob do Google</text:span></text:h>
        <text:p text:style-name="P7">A AdMob do Google é fornecida pela Google Inc.</text:p>
        <text:p text:style-name="P7">Você pode desativar o serviço AdMob by Google seguindo as instruções descritas pelo Google: <text:span text:style-name="T7">https://support.google.com/ads/answer/2662922?hl=en</text:span></text:p>
        <text:p text:style-name="P7">Para obter mais informações sobre como o Google usa as informações coletadas, visite a página "Como o Google usa os dados quando você usa os sites ou aplicativos de <text:span text:style-name="T9">nossos parceiros</text:span>": <text:span text:style-name="T7">https://policies.google.com/technologies/partner-sites</text:span> ou visite o site Privacidade Política do Google: <text:span text:style-name="T7">https://policies.google.com/privacy</text:span></text:p>
        <text:h text:style-name="P4" text:outline-level="4">Remarketing comportamental</text:h>
        <text:p text:style-name="P7">A Empresa usa serviços de remarketing para anunciar em sites de terceiros para Você depois que você visitou nosso Serviço. Nós e <text:span text:style-name="T9">nossos fornecedores terceirizados</text:span> usamos cookies para informar, otimizar e veicular anúncios com base em suas visitas anteriores ao Nosso Serviço.</text:p>
        <text:h text:style-name="P6" text:outline-level="5">• <text:span text:style-name="T1">Anúncios do Google (AdWords)</text:span></text:h>
        <text:p text:style-name="P7">O serviço de remarketing do Google Ads (AdWords) é fornecido pela Google Inc.</text:p>
        <text:p text:style-name="P7">Você pode desativar o Google Analytics para publicidade gráfica e personalizar os anúncios da Rede de Display do Google visitando a página de configurações de anúncios do Google: <text:span text:style-name="T7">http://www.google.com/settings/ads</text:span></text:p>
        <text:p text:style-name="P7">O Google também recomenda instalar o complemento do navegador para desativação do Google Analytics - <text:span text:style-name="T7">https://tools.google.com/dlpage/gaoptout</text:span> - para o seu navegador da web. O complemento do navegador para desativação do Google Analytics oferece aos visitantes a capacidade de impedir que seus dados sejam coletados e usados ​​pelo Google Analytics.</text:p>
        <text:p text:style-name="P7">Para obter mais informações sobre as práticas de privacidade do Google, visite a página da Web de Privacidade e Termos do Google: <text:span text:style-name="T7">https://policies.google.com/privacy?hl=en</text:span></text:p>
        <text:h text:style-name="P6" text:outline-level="5"><text:soft-page-break/>• <text:span text:style-name="T1">Twitter</text:span></text:h>
        <text:p text:style-name="P7">O serviço de remarketing do Twitter é fornecido pela Twitter Inc.</text:p>
        <text:p text:style-name="P7">Você pode desativar os anúncios baseados em interesses do Twitter seguindo as instruções: <text:span text:style-name="T7">https://support.twitter.com/articles/20170405</text:span></text:p>
        <text:p text:style-name="P7">Você pode saber mais sobre as práticas e políticas de privacidade do Twitter visitando sua página de Política de Privacidade: <text:span text:style-name="T7">https://twitter.com/privacy</text:span></text:p>
        <text:h text:style-name="P6" text:outline-level="5">• <text:span text:style-name="T1">Facebook</text:span></text:h>
        <text:p text:style-name="P7">O serviço de remarketing do Facebook é fornecido pela Facebook Inc.</text:p>
        <text:p text:style-name="P7">Você pode saber mais sobre a publicidade baseada em interesses do Facebook visitando esta página: <text:span text:style-name="T7">https://www.facebook.com/help/164968693837950</text:span></text:p>
        <text:p text:style-name="P7">Para desativar os anúncios baseados em interesses do Facebook, siga estas instruções do Facebook: <text:span text:style-name="T7">https://www.facebook.com/help/568137493302217</text:span></text:p>
        <text:p text:style-name="P7">O Facebook adere aos Princípios de Autorregulamentação para Publicidade Comportamental Online estabelecidos pela Digital Advertising Alliance. Você também pode optar por não participar do Facebook e de outras empresas participantes por meio da Digital Advertising Alliance nos EUA <text:span text:style-name="T7">http://www.aboutads.info/choices/</text:span> , da Digital Advertising Alliance of Canada no Canadá <text:span text:style-name="T7">http://youradchoices.ca/</text:span> ou a Aliança Europeia de Publicidade Digital Interativa na Europa <text:span text:style-name="T7">http://www.youronlinechoices.eu/</text:span> ou desative-a usando as configurações do seu dispositivo móvel.</text:p>
        <text:p text:style-name="P7">Para obter mais informações sobre as práticas de privacidade do Facebook, visite a Política de Dados do Facebook: <text:span text:style-name="T7">https://www.facebook.com/privacy/explanation</text:span></text:p>
        <text:h text:style-name="P4" text:outline-level="4">Pagamentos</text:h>
        <text:p text:style-name="P7">Podemos fornecer produtos e/ou serviços pagos dentro do Serviço. Nesse caso, podemos usar serviços de terceiros para processamento de pagamentos (por exemplo, processadores de pagamento).</text:p>
        <text:p text:style-name="P8"><text:span text:style-name="Strong_20_Emphasis"><text:span text:style-name="T4">Não armazenaremos ou coletaremos os detalhes do seu cartão de pagamento. </text:span></text:span><text:span text:style-name="T4">Essas informações são fornecidas diretamente aos nossos processadores de pagamento terceirizados, cujo uso de suas informações pessoais é regido por sua Política de Privacidade. Esses processadores de pagamento aderem aos padrões estabelecidos pelo PCI-DSS, gerenciados pelo PCI Security Standards Council, que é um esforço conjunto de marcas como Visa, Mastercard, American Express e Discover. Os requisitos do PCI-DSS ajudam a garantir o manuseio seguro das informações de pagamento.</text:span></text:p>
        <text:h text:style-name="P6" text:outline-level="5">• <text:span text:style-name="T1">Pagamentos no aplicativo da Apple Store</text:span></text:h>
        <text:p text:style-name="P7">Sua Política de Privacidade pode ser visualizada em <text:span text:style-name="T7">https://www.apple.com/legal/privacy/en-ww/</text:span></text:p>
        <text:h text:style-name="P6" text:outline-level="5">• <text:span text:style-name="T1">Pagamentos no aplicativo do Google Play</text:span></text:h>
        <text:p text:style-name="P7">Sua Política de Privacidade pode ser visualizada em <text:span text:style-name="T7">https://www.google.com/policies/privacy/</text:span></text:p>
        <text:p text:style-name="P7">Quando você usa nosso serviço para pagar por um produto e/ou serviço por meio de transferência bancária, podemos solicitar que você forneça informações para facilitar essa transação e verificar sua identidade.</text:p>
      </text:section>
      <text:section text:style-name="Sect1" text:name="local4">
        <text:h text:style-name="P10" text:outline-level="3"><text:soft-page-break/>4. Retenção das informações</text:h>
        <text:p text:style-name="P7">Por quanto tempo manteremos suas informações depende de caso a caso.</text:p>
        <text:list xml:id="list1659770983" text:style-name="L4">
          <text:list-item>
            <text:p text:style-name="P19">Se você armazenar seus dados apenas em seu dispositivo ou fazer backup de seus dados sem fazer login com uma conta de rede social de terceiros (como o Google), seus dados serão apagados permanentemente (não recuperáveis) depois que você usar o recurso "Excluir todos os dados" em nosso aplicativo;</text:p>
          </text:list-item>
          <text:list-item>
            <text:p text:style-name="P19">Se você optar por fazer backup de seus dados usando uma conta de rede social de terceiros (como o Google), seus dados serão apagados permanentemente (não recuperáveis) depois que você usar o recurso "Excluir todos os dados" em nosso aplicativo.</text:p>
          </text:list-item>
          <text:list-item>
            <text:p text:style-name="P19">Reteremos seus dados apenas pelo tempo necessário, por exemplo, para cumprir nossa relação contratual ou para fornecer a você nosso serviço. Quando não precisarmos de suas informações para fornecer o serviço a você, as reteremos apenas enquanto tivermos um propósito comercial legítimo de manter esses dados, conforme permitido pelas leis aplicáveis.</text:p>
          </text:list-item>
          <text:list-item>
            <text:p text:style-name="P29">Também reteremos as informações para fins de análise interna. Isso geralmente é retido por um período de tempo mais curto, exceto quando essas informações são usadas para fortalecer a segurança ou melhorar a funcionalidade de nosso Serviço, ou somos legalmente obrigados a reter esses dados por períodos mais longos.</text:p>
          </text:list-item>
        </text:list>
      </text:section>
      <text:section text:style-name="Sect1" text:name="local5">
        <text:h text:style-name="P2" text:outline-level="3">5. Por que e como transferimos as informações?</text:h>
        <text:p text:style-name="P7">Suas informações são processadas nos escritórios operacionais da Empresa e em quaisquer outros locais onde as partes envolvidas no processamento estejam localizadas. Isso significa que essas informações podem ser transferidas para – e mantidas em – computadores localizados fora de seu estado, província, país ou outra jurisdição governamental onde as leis de proteção de dados podem diferir daquelas de sua jurisdição. Seu consentimento para esta Política de Privacidade seguido pelo envio de tais informações representa sua concordância com essa transferência. A Empresa tomará todas as medidas razoavelmente necessárias para garantir que seus dados sejam tratados com segurança e de acordo com esta Política de Privacidade, e nenhuma transferência de seus dados pessoais ocorrerá para uma organização ou país, a menos que haja controles adequados em vigor,</text:p>
      </text:section>
      <text:section text:style-name="Sect1" text:name="local6">
        <text:h text:style-name="P9" text:outline-level="3">6. Como protegemos a segurança de suas informações?</text:h>
        <text:p text:style-name="P7">Usamos medidas de segurança administrativas, técnicas e físicas para ajudar a proteger suas informações. Usamos as seguintes medidas de segurança da informação para proteger:</text:p>
        <text:list xml:id="list2413296487" text:style-name="L5">
          <text:list-item>
            <text:p text:style-name="P20">Criptografe seus dados pessoais durante o transporte e descanso;</text:p>
          </text:list-item>
          <text:list-item>
            <text:p text:style-name="P20">Verificação de vulnerabilidades do sistema e testes de penetração;</text:p>
          </text:list-item>
          <text:list-item>
            <text:p text:style-name="P20">Proteger a integridade dos dados;</text:p>
          </text:list-item>
          <text:list-item>
            <text:p text:style-name="P20">Medidas organizacionais e legais;</text:p>
          </text:list-item>
          <text:list-item>
            <text:p text:style-name="P30">Realize avaliações regulares do impacto da proteção de dados</text:p>
          </text:list-item>
        </text:list>
        <text:p text:style-name="P7">A segurança de suas informações é importante para nós, mas observe que todos os métodos de transferência e armazenamento de dados baseados na Internet não são 100% seguros. Existem riscos associados a qualquer transferência de informações pessoais. Continuamos trabalhando para desenvolver técnicas adicionais para proteger suas informações, mas é difícil para Nós garantir a segurança absoluta da Internet.</text:p>
        <text:h text:style-name="P4" text:outline-level="4"><text:soft-page-break/>Privacidade do GDPR</text:h>
        <text:h text:style-name="P5" text:outline-level="5">Base legal para o processamento de dados pessoais sob o GDPR</text:h>
        <text:p text:style-name="P7">Podemos processar dados pessoais nas seguintes condições:</text:p>
        <text:list xml:id="list532346386" text:style-name="L6">
          <text:list-item>
            <text:p text:style-name="P14"><text:span text:style-name="Strong_20_Emphasis"><text:span text:style-name="T4">Consentimento</text:span></text:span><text:span text:style-name="T4"> : Você deu seu consentimento para processar dados pessoais para um ou mais propósitos específicos.</text:span></text:p>
          </text:list-item>
          <text:list-item>
            <text:p text:style-name="P14"><text:span text:style-name="Strong_20_Emphasis"><text:span text:style-name="T4">Execução de um contrato</text:span></text:span><text:span text:style-name="T4"> : O fornecimento de dados pessoais é necessário para a execução de um contrato com Você e/ou para quaisquer obrigações pré-contratuais do mesmo.</text:span></text:p>
          </text:list-item>
          <text:list-item>
            <text:p text:style-name="P14"><text:span text:style-name="Strong_20_Emphasis"><text:span text:style-name="T4">Obrigações legais</text:span></text:span><text:span text:style-name="T4"> : O tratamento de dados pessoais é necessário para o cumprimento de uma obrigação legal a que a Empresa está sujeita.</text:span></text:p>
          </text:list-item>
          <text:list-item>
            <text:p text:style-name="P14"><text:span text:style-name="Strong_20_Emphasis"><text:span text:style-name="T4">Interesses vitais</text:span></text:span><text:span text:style-name="T4"> : O processamento de dados pessoais é necessário para proteger seus interesses vitais ou de outra pessoa física.</text:span></text:p>
          </text:list-item>
          <text:list-item>
            <text:p text:style-name="P14"><text:span text:style-name="Strong_20_Emphasis"><text:span text:style-name="T4">Interesses públicos</text:span></text:span><text:span text:style-name="T4"> : O processamento de dados pessoais está relacionado a uma tarefa realizada no interesse público ou no exercício de autoridade oficial investida na Empresa.</text:span></text:p>
          </text:list-item>
          <text:list-item>
            <text:p text:style-name="P26"><text:span text:style-name="Strong_20_Emphasis"><text:span text:style-name="T4">Interesses legítimos</text:span></text:span><text:span text:style-name="T4"> : O processamento de dados pessoais é necessário para os fins dos interesses legítimos perseguidos pela Empresa.</text:span></text:p>
          </text:list-item>
        </text:list>
        <text:p text:style-name="P7">Em qualquer caso, a Empresa terá o prazer de ajudar a esclarecer a base legal específica que se aplica ao processamento e, em particular, se o fornecimento de dados pessoais é um requisito legal ou contratual, ou um requisito necessário para celebrar um contrato.</text:p>
        <text:h text:style-name="P5" text:outline-level="5">Seus direitos sob o GDPR</text:h>
        <text:p text:style-name="P7">A Empresa compromete-se a respeitar a confidencialidade dos seus Dados Pessoais e a garantir que pode exercer os seus direitos.</text:p>
        <text:p text:style-name="P7">Você tem o direito sob esta Política de Privacidade, e por lei, se estiver na UE, para:</text:p>
        <text:list xml:id="list2933226633" text:style-name="L7">
          <text:list-item>
            <text:p text:style-name="P15"><text:span text:style-name="Strong_20_Emphasis"><text:span text:style-name="T4">Solicite acesso aos seus dados pessoais. </text:span></text:span><text:span text:style-name="T4">O direito de acessar, atualizar ou excluir as informações que temos sobre você. Sempre que possível, você pode acessar, atualizar ou solicitar a exclusão de seus dados pessoais diretamente na seção de configurações da sua conta. Se você não puder realizar essas ações sozinho, entre em contato conosco para ajudá-lo. Isso também permite que você receba uma cópia dos dados pessoais que mantemos sobre você.</text:span></text:p>
          </text:list-item>
          <text:list-item>
            <text:p text:style-name="P15"><text:span text:style-name="Strong_20_Emphasis"><text:span text:style-name="T4">Solicitar a correção dos dados pessoais que mantemos sobre você. </text:span></text:span><text:span text:style-name="T4">Você tem o direito de corrigir quaisquer informações incompletas ou imprecisas que mantemos sobre você.</text:span></text:p>
          </text:list-item>
          <text:list-item>
            <text:p text:style-name="P15"><text:span text:style-name="Strong_20_Emphasis"><text:span text:style-name="T4">Objeção ao processamento de seus dados pessoais</text:span></text:span><text:span text:style-name="T4"> . Esse direito existe quando contamos com um interesse legítimo como base legal para nosso processamento e há algo sobre sua situação específica que faz com que você queira se opor ao nosso processamento de seus dados pessoais por esse motivo. Você também tem o direito de se opor quando estivermos processando seus dados pessoais para fins de marketing direto</text:span></text:p>
          </text:list-item>
          <text:list-item>
            <text:p text:style-name="P15"><text:span text:style-name="Strong_20_Emphasis"><text:span text:style-name="T4">Solicite o apagamento dos seus dados pessoais</text:span></text:span><text:span text:style-name="T4"> . Você tem o direito de nos pedir para excluir ou remover dados pessoais quando não houver uma boa razão para continuarmos processando-os.</text:span></text:p>
          </text:list-item>
          <text:list-item>
            <text:p text:style-name="P15"><text:span text:style-name="Strong_20_Emphasis"><text:span text:style-name="T4">Solicite a transferência dos seus dados pessoais. </text:span></text:span><text:span text:style-name="T4">Forneceremos a você, ou a um terceiro que você escolheu, seus dados pessoais em um formato estruturado, comumente usado e legível por máquina. Observe que esse direito se aplica apenas a informações </text:span><text:soft-page-break/><text:span text:style-name="T4">automatizadas que você inicialmente forneceu consentimento para uso ou onde usamos as informações para realizar um contrato com você.</text:span></text:p>
          </text:list-item>
          <text:list-item>
            <text:p text:style-name="P27"><text:span text:style-name="Strong_20_Emphasis"><text:span text:style-name="T4">Retire seu consentimento. </text:span></text:span><text:span text:style-name="T4">Você tem o direito de retirar seu consentimento sobre o uso de seus dados pessoais. Se você retirar seu consentimento, talvez não possamos fornecer a você acesso a determinadas funcionalidades específicas do Serviço.</text:span></text:p>
          </text:list-item>
        </text:list>
        <text:h text:style-name="P11" text:outline-level="5">Exercício de seus direitos de proteção de dados GDPR</text:h>
        <text:p text:style-name="P7">Você pode exercer seus direitos de acesso, retificação, cancelamento e oposição <text:span text:style-name="T11">entrando em contato conosco.</text:span> Observe que podemos solicitar que você verifique sua identidade antes de responder a tais solicitações. Se você fizer uma solicitação, faremos o possível para responder a você o mais rápido possível.</text:p>
        <text:p text:style-name="P7">Você tem o direito de reclamar com uma Autoridade de Proteção de Dados sobre nossa coleta e uso de seus dados pessoais. Para obter mais informações, se você estiver no Espaço Econômico Europeu (EEE), entre em contato com a autoridade local de proteção de dados no EEE.</text:p>
        <text:h text:style-name="P4" text:outline-level="4">Privacidade CCPA</text:h>
        <text:h text:style-name="P5" text:outline-level="5">Seus direitos sob a CCPA</text:h>
        <text:p text:style-name="P7">De acordo com esta Política de Privacidade, e por lei, se você residir na Califórnia, você tem os seguintes direitos:</text:p>
        <text:list xml:id="list4266715801" text:style-name="L8">
          <text:list-item>
            <text:p text:style-name="P16"><text:span text:style-name="Strong_20_Emphasis"><text:span text:style-name="T4">O direito de aviso</text:span></text:span><text:span text:style-name="T4"> . Você deve ser devidamente notificado sobre quais categorias de dados pessoais estão sendo coletadas e as finalidades para as quais os dados pessoais estão sendo usados.</text:span></text:p>
          </text:list-item>
          <text:list-item>
            <text:p text:style-name="P16"><text:span text:style-name="Strong_20_Emphasis"><text:span text:style-name="T4">O direito de acesso / o direito de solicitar</text:span></text:span><text:span text:style-name="T4"> . A CCPA permite que você solicite e obtenha da Empresa informações sobre a divulgação de seus dados pessoais que foram coletados nos últimos 12 meses pela Empresa ou suas subsidiárias a terceiros para fins de marketing direto de terceiros.</text:span></text:p>
          </text:list-item>
          <text:list-item>
            <text:p text:style-name="P16"><text:span text:style-name="Strong_20_Emphasis"><text:span text:style-name="T4">O direito de dizer não à venda de dados pessoais</text:span></text:span><text:span text:style-name="T4"> . Você também tem o direito de pedir à Empresa que não venda seus dados pessoais a terceiros. Você pode enviar tal solicitação visitando nossa seção ou página da web "Não venda minhas informações pessoais".</text:span></text:p>
          </text:list-item>
          <text:list-item>
            <text:p text:style-name="P16"><text:span text:style-name="Strong_20_Emphasis"><text:span text:style-name="T4">O direito de saber sobre seus dados pessoais. </text:span></text:span><text:span text:style-name="T4">Você tem o direito de solicitar e obter da Empresa informações sobre a divulgação do seguinte:</text:span></text:p>
            <text:list>
              <text:list-item>
                <text:p text:style-name="P21">As categorias de dados pessoais recolhidos</text:p>
              </text:list-item>
              <text:list-item>
                <text:p text:style-name="P21">As fontes de onde os dados pessoais foram coletados</text:p>
              </text:list-item>
              <text:list-item>
                <text:p text:style-name="P21">O objetivo comercial ou comercial para coletar ou vender os dados pessoais</text:p>
              </text:list-item>
              <text:list-item>
                <text:p text:style-name="P21">Categorias de terceiros com quem compartilhamos dados pessoais</text:p>
              </text:list-item>
              <text:list-item>
                <text:p text:style-name="P21">Os dados pessoais específicos que coletamos sobre você</text:p>
              </text:list-item>
            </text:list>
          </text:list-item>
          <text:list-item>
            <text:p text:style-name="P16"><text:span text:style-name="Strong_20_Emphasis"><text:span text:style-name="T4">O direito de excluir dados pessoais</text:span></text:span><text:span text:style-name="T4"> . Você também tem o direito de solicitar a exclusão de seus dados pessoais que foram coletados nos últimos 12 meses.</text:span></text:p>
          </text:list-item>
          <text:list-item>
            <text:p text:style-name="P16"><text:span text:style-name="Strong_20_Emphasis"><text:span text:style-name="T4">O direito de não ser discriminado</text:span></text:span><text:span text:style-name="T4"> . Você tem o direito de não ser discriminado por exercer qualquer um dos seus direitos de consumidor, inclusive por:</text:span></text:p>
            <text:list>
              <text:list-item>
                <text:p text:style-name="P21">Negar bens ou serviços a você</text:p>
              </text:list-item>
              <text:list-item>
                <text:p text:style-name="P21">Cobrar preços ou taxas diferentes para bens ou serviços, incluindo o uso de descontos ou outros benefícios ou imposição de penalidades</text:p>
              </text:list-item>
              <text:list-item>
                <text:p text:style-name="P21">Fornecer um nível ou qualidade diferente de bens ou serviços para você</text:p>
              </text:list-item>
              <text:list-item>
                <text:p text:style-name="P31"><text:soft-page-break/>Sugerir que Você receberá um preço ou taxa diferente para bens ou serviços ou um nível ou qualidade diferente de bens ou serviços.</text:p>
              </text:list-item>
            </text:list>
          </text:list-item>
        </text:list>
        <text:h text:style-name="P11" text:outline-level="5">Exercer seus direitos de proteção de dados CCPA</text:h>
        <text:p text:style-name="P7">Para exercer qualquer um de seus direitos sob a CCPA, e se você for residente da Califórnia, <text:span text:style-name="T11">você pode nos enviar um e-mail ou ligar para nós ou visitar nossa seção ou página da web "Não venda minhas informações pessoais".</text:span></text:p>
        <text:p text:style-name="P7">A Empresa divulgará e fornecerá as informações necessárias gratuitamente dentro de 45 dias após o recebimento de sua solicitação verificável. O prazo para fornecer as informações exigidas pode ser prorrogado uma vez por mais 45 dias, quando razoavelmente necessário e com aviso prévio.</text:p>
        <text:h text:style-name="P5" text:outline-level="5">Não venda minhas informações pessoais</text:h>
        <text:p text:style-name="P8"><text:span text:style-name="Strong_20_Emphasis"><text:span text:style-name="T4">Não vendemos informações pessoais. </text:span></text:span><text:span text:style-name="T4">No entanto, quando você usa o Serviço, empresas de publicidade de terceiros podem exibir publicidade baseada em interesses (também chamada de publicidade comportamental online) usando informações coletadas sobre suas atividades online ao longo do tempo em vários sites, aplicativos e outros sites de serviços online.</text:span></text:p>
        <text:p text:style-name="P7">Se você deseja desativar o uso de suas informações pessoais para fins de publicidade com base em interesses e essas vendas potenciais conforme definido pela lei CCPA, você pode fazê-lo seguindo as instruções abaixo.</text:p>
        <text:p text:style-name="P7">Observe que qualquer desativação é específica para o navegador que você usa. Você pode precisar desativar todos os navegadores que você usa.</text:p>
        <text:h text:style-name="P5" text:outline-level="5">Local na rede Internet</text:h>
        <text:p text:style-name="P7">Você pode optar por não receber anúncios personalizados conforme veiculados por Nossos provedores de serviços seguindo Nossas instruções apresentadas no Serviço:</text:p>
        <text:list xml:id="list4244885284" text:style-name="L9">
          <text:list-item>
            <text:p text:style-name="P22">Do nosso banner de aviso "Cookie Consent"</text:p>
          </text:list-item>
          <text:list-item>
            <text:p text:style-name="P22">Ou em nosso banner de aviso "CCPA Opt-out"</text:p>
          </text:list-item>
          <text:list-item>
            <text:p text:style-name="P22">Ou em nosso banner de aviso "Não venda minhas informações pessoais"</text:p>
          </text:list-item>
          <text:list-item>
            <text:p text:style-name="P32">Ou em nosso link "Não venda minhas informações pessoais"</text:p>
          </text:list-item>
        </text:list>
        <text:p text:style-name="P7">A desativação colocará um cookie em seu computador que é exclusivo para o navegador que você usa para desativar. Se você mudar de navegador ou excluir os cookies salvos pelo seu navegador, você precisará optar por não participar novamente.</text:p>
        <text:h text:style-name="P5" text:outline-level="5">Dispositivos móveis</text:h>
        <text:p text:style-name="P7">Seu dispositivo móvel pode permitir que você desative o uso de informações sobre os aplicativos que você usa para veicular anúncios direcionados aos seus interesses:</text:p>
        <text:list xml:id="list1192967343" text:style-name="L10">
          <text:list-item>
            <text:p text:style-name="P23">"Desativar anúncios com base em interesses" ou "Desativar a personalização de anúncios" em dispositivos Android</text:p>
          </text:list-item>
          <text:list-item>
            <text:p text:style-name="P33">"Limitar o rastreamento de anúncios" em dispositivos iOS</text:p>
          </text:list-item>
        </text:list>
        <text:p text:style-name="P7">Você também pode interromper a coleta de informações de localização de seu dispositivo móvel alterando as preferências em seu dispositivo móvel.</text:p>
        <text:h text:style-name="P4" text:outline-level="4"><text:soft-page-break/>Política "Não rastrear" conforme exigido pela Lei de Proteção à Privacidade Online da Califórnia (CalOPPA)</text:h>
        <text:p text:style-name="P7">Não rastreamos nossos clientes ao longo do tempo e em sites de terceiros para fornecer publicidade direcionada, portanto, nosso serviço não responde a sinais de não rastrear.</text:p>
        <text:p text:style-name="P7">No entanto, alguns sites de terceiros acompanham suas atividades de navegação. Se você estiver visitando esses sites, poderá definir suas preferências no navegador da Web para informar aos sites que não deseja ser rastreado. Você pode ativar ou desativar o DNT visitando a página de preferências ou configurações do seu navegador da web.</text:p>
        <text:h text:style-name="P4" text:outline-level="4">Privacidade infantil</text:h>
        <text:p text:style-name="P7">Nosso Serviço não se dirige a menores de 13 anos. Não coletamos intencionalmente informações de identificação pessoal de menores de 13 anos. Se Você é pai ou responsável e está ciente de que seu filho nos forneceu dados pessoais, por favor Contate-Nos. Se tomarmos conhecimento de que coletamos dados pessoais de menores de 13 anos sem verificação do consentimento dos pais, tomaremos medidas para remover essas informações de nossos servidores.</text:p>
        <text:h text:style-name="P4" text:outline-level="4">Seus Direitos de Privacidade na Califórnia (Seção 22581 do Código de Negócios e Profissões da Califórnia)</text:h>
        <text:p text:style-name="P7">A seção 22581 do Código de Negócios e Profissões da Califórnia permite que residentes da Califórnia menores de 18 anos que sejam usuários registrados de sites, serviços ou aplicativos on-line solicitem e obtenham a remoção de conteúdo ou informações que publicaram publicamente.</text:p>
        <text:p text:style-name="P7">Para solicitar a remoção de tais dados, e se você for residente da Califórnia, poderá entrar em contato conosco usando as informações de contato fornecidas abaixo e incluir o endereço de e-mail associado à sua conta.</text:p>
        <text:p text:style-name="P7">Esteja ciente de que sua solicitação não garante a remoção completa ou abrangente de conteúdo ou informações postadas on-line e que a lei pode não permitir ou exigir a remoção em determinadas circunstâncias.</text:p>
      </text:section>
      <text:section text:style-name="Sect1" text:name="local7">
        <text:h text:style-name="P2" text:outline-level="3">7. Como notificamos você sobre as mudanças nesta Política de Privacidade?</text:h>
        <text:p text:style-name="P7">Podemos atualizar nossa Política de Privacidade de tempos em tempos. Notificaremos você sobre quaisquer alterações publicando a nova Política de Privacidade nesta página. Avisaremos você por e-mail e/ou um aviso em destaque em Nosso Serviço antes que a alteração entre em vigor e atualizaremos a data da "Última atualização" na parte superior desta Política de Privacidade.</text:p>
        <text:p text:style-name="P7">Você é aconselhado a revisar esta Política de Privacidade periodicamente para quaisquer alterações. As alterações a esta Política de Privacidade são efetivas quando publicadas nesta página.</text:p>
      </text:section>
      <text:section text:style-name="Sect1" text:name="local8">
        <text:h text:style-name="P2" text:outline-level="3">8. Como entrar em contato conosco se você tiver alguma dúvida?</text:h>
        <text:p text:style-name="P7">Deve-se notar que enviar-nos ou não seu feedback ou relatório de bug é uma iniciativa completamente voluntária por sua própria decisão. Se você tiver alguma dúvida sobre o uso indevido de seus dados pessoais, ou se desejar mais informações sobre nossa Política de Privacidade e o que isso significa, sinta-se à vontade para nos enviar um e-mail para <text:soft-page-break/>policy@simpledesign.ltd. Faremos o possível para fornecer respostas claras às suas perguntas em tempo hábil.</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helvetica" svg:font-family="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02:05:57.004597250</meta:creation-date>
    <dc:date>2022-09-09T12:34:17.738787960</dc:date>
    <meta:editing-duration>PT20M22S</meta:editing-duration>
    <meta:editing-cycles>2</meta:editing-cycles>
    <meta:generator>LibreOffice/7.0.4.2$Linux_X86_64 LibreOffice_project/00$Build-2</meta:generator>
    <meta:document-statistic meta:table-count="0" meta:image-count="0" meta:object-count="0" meta:page-count="12" meta:paragraph-count="180" meta:word-count="4830" meta:character-count="31462" meta:non-whitespace-character-count="26872"/>
  </office:meta>
</office:document-meta>
</file>